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B000001A877201ECED1A61215.png" manifest:media-type="image/png"/>
  <manifest:file-entry manifest:full-path="Pictures/10000201000000380000004D3C0CCA7FE864C6A2.png" manifest:media-type="image/png"/>
  <manifest:file-entry manifest:full-path="Pictures/100002010000034800000279C76AF1A44A67AE91.png" manifest:media-type="image/png"/>
  <manifest:file-entry manifest:full-path="Pictures/10000201000002920000010D1B63ADB704196631.png" manifest:media-type="image/png"/>
  <manifest:file-entry manifest:full-path="Pictures/1000020100000178000000BB017BA403D61C40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1b7c" officeooo:paragraph-rsid="00031b7c"/>
    </style:style>
    <style:style style:name="P2" style:family="paragraph" style:parent-style-name="Standard">
      <style:paragraph-properties fo:text-align="start" style:justify-single-word="false"/>
      <style:text-properties officeooo:rsid="00031b7c" officeooo:paragraph-rsid="00031b7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cket Tracer</text:p>
      <text:p text:style-name="P1">Лабораторна робота 1</text:p>
      <text:p text:style-name="P1">Шимотюка Євгена</text:p>
      <text:p text:style-name="P1"/>
      <text:p text:style-name="P2">1.</text:p>
      <text:p text:style-name="P2"><draw:frame draw:style-name="fr1" draw:name="Image1" text:anchor-type="paragraph" svg:width="6.8543in" svg:height="2.802in" draw:z-index="0"><draw:image xlink:href="Pictures/10000201000002920000010D1B63ADB704196631.png" xlink:type="simple" xlink:show="embed" xlink:actuate="onLoad" loext:mime-type="image/png"/></draw:frame><draw:frame draw:style-name="fr2" draw:name="Image3" text:anchor-type="paragraph" svg:x="3.1917in" svg:y="2.8016in" svg:width="3.9165in" svg:height="1.948in" draw:z-index="2"><draw:image xlink:href="Pictures/1000020100000178000000BB017BA403D61C40B7.png" xlink:type="simple" xlink:show="embed" xlink:actuate="onLoad" loext:mime-type="image/png"/></draw:frame><draw:frame draw:style-name="fr2" draw:name="Image2" text:anchor-type="paragraph" svg:x="1.0146in" svg:y="2.8728in" svg:width="0.5835in" svg:height="0.802in" draw:z-index="1"><draw:image xlink:href="Pictures/10000201000000380000004D3C0CCA7FE864C6A2.png" xlink:type="simple" xlink:show="embed" xlink:actuate="onLoad" loext:mime-type="image/png"/></draw:frame>2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5" text:anchor-type="paragraph" svg:x="1.7043in" svg:y="0.0362in" svg:width="5.1283in" svg:height="3.8638in" draw:z-index="4"><draw:image xlink:href="Pictures/100002010000034800000279C76AF1A44A67AE91.png" xlink:type="simple" xlink:show="embed" xlink:actuate="onLoad" loext:mime-type="image/png"/></draw:frame>3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4" text:anchor-type="paragraph" svg:width="4.1146in" svg:height="4.4165in" draw:z-index="3"><draw:image xlink:href="Pictures/100002010000018B000001A877201ECED1A61215.png" xlink:type="simple" xlink:show="embed" xlink:actuate="onLoad" loext:mime-type="image/png"/></draw:frame><text:soft-page-break/>4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4:51:48.307171400</meta:creation-date>
    <dc:date>2018-10-25T14:58:32.205405243</dc:date>
    <meta:editing-duration>PT6M46S</meta:editing-duration>
    <meta:editing-cycles>1</meta:editing-cycles>
    <meta:document-statistic meta:table-count="0" meta:image-count="5" meta:object-count="0" meta:page-count="2" meta:paragraph-count="7" meta:word-count="11" meta:character-count="56" meta:non-whitespace-character-count="52"/>
    <meta:generator>LibreOffice/6.1.2.1$Linux_X86_64 LibreOffice_project/10$Build-1</meta:generator>
  </office:meta>
</office:document-meta>
</file>